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65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7252in"/>
    </style:style>
    <style:style style:name="co7" style:family="table-column">
      <style:table-column-properties fo:break-before="auto" style:column-width="1.4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eam_play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>
            <text:p>team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pla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J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Himej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Kiku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No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Mukai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Cha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Kan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Tachin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Dema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Mizuguc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Tsutsum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Tomoo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Marud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Ishiza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Koz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San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Yanagi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furank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Fuji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Reig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Mii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Yatsuha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Tsukim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bura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Fu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Ningy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Tsuburay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Kurogam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Maka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Inoshi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Niw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Saka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a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rai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amere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S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gorir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He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chiit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U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Pan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Araig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Nez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Tsuyo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K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No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Iwa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Ke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B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Se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Sh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Tsuzu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Hira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Nagatom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Mizubuch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aakee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Toum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Kiuc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figyu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Sei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net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Banj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Hen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Hyou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En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Mukumo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Shib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Ooku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Momo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Fujibayas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Kousa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Jira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Goe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Kat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Ideu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um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eriz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hiota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Yama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Iku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Oogo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Hara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Dai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Tanushima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Kusa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Yone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Inuka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Fuku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Fuj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anz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e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obiy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Y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og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Dan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Fukazaw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amori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ak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Ish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te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Oshiy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Mabu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Aray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oran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Fubuki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Kit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umitan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hirok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Goryo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Chihi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Hougyo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Makana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Ichik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Itsushig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m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z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Osamo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Taiy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Jikuw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Mez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Hik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H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Kat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So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Shoun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Bets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Katsuy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Nok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M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Og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Matsur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ana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Chikus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oh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Genka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Ishi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Shik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ichih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atsur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Kuro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atsubay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Niwa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yato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Nagaham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Daz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hu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daib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kami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Togu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Koj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gari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haa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mu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Oyadom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Zuker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Chin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anime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kar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dia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enb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eis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tait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suo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eto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zer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enbir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ooru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eis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taita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fador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uriput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suoom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akyu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etoro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dezaam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V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B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K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Takesh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Nishigak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ishid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J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Kurimats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Hand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ouri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makkus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ado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said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irot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Kai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Aoshi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Ama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irat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Kotsub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hit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Rits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Goinky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Utag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buch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Purog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Iemor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Ebi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Iku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E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Goy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Hayat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Saku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Goku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Sakit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Kagam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Kiso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am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okub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rind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Minob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B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Toff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sutaag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S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Gensu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uss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Ass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ashipure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vyii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Mans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Kamim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bator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Nak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Ik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teera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masut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birud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Haij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Michib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Kou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Kakeya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Atsu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Hibik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Ukishi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Kamimu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Aid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batora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Nakam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Ikari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teera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masuta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Sugat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biruda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uoot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ii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taato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kuraak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hurinp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angura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aafy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joo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hiiho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am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kurab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arakuud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maari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nas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fu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jam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u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yusuf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sur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ess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zakk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tara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hass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harufu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ad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douyu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myonh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in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hyond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on'yu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on'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indeig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nerr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roze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azu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ross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berude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jarr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bioret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bian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gurijj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paru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marroon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Amarant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ratteim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jakk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bafua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deing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ou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hejj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kur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mantei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sukoop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koyoot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oraia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supaid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jiraf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abia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papiy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jonii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jj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iit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geir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oo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rik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gyar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aate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nikk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aik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bii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fur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seruh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ion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Mari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erun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herum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ikaru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kid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ted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aik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om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uteiib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Ichinos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ho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mikee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arekku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rob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bob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am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ede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Ot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oj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Hidenak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danie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enrik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aresan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uzepp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agaruu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baagu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fuorumig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urus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kabaar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guri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rokok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ki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Goosh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kkoo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eig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R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sukid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ho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rafua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Anton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pedor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isaak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raude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karur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yeder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keb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mig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furan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sutefu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ar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ero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andor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kuroo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mish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kuru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hainri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nikura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te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makish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y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peet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g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erub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ien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er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manu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jeik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deing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kashia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aso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suran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nat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ramu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kened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burer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hezeki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h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tenb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kad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nen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akin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abig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arakune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nen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zagom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ubo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gebo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Daik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jinisuk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ikka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Sanday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dorahh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esukab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adapp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misuto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Aray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nas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yusuf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kuraak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taato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zakk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douyu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te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am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uoo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biic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fu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essa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ura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oo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aafy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yonh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angur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hiiho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Ot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poo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ar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peet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nikura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makishi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rion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erun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baa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rikaru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Mar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urus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kabaar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herum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guri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ikee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Hirot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Kai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Raid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Fubuk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ido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Midorikaw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Takeshi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berude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Ichinos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bafuar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tara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jam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Yone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Haran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kurab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ndei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shi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te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Miya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ana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g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y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iero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uriin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urii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uruu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u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ur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uD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redd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なりきり戦隊</text:p>
          </table:table-cell>
          <table:table-cell office:value-type="string" calcext:value-type="string">
            <text:p>reddoＤ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ierooD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ieroo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uruuD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なりきり戦隊</text:p>
          </table:table-cell>
          <table:table-cell office:value-type="string" calcext:value-type="string">
            <text:p>reddoＳ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ri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seruh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orumig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agaruut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okok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kashia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asoo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uramu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hezeki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kok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nat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pee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mish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Tanushim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Katsuy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Nok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M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ieroo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gurii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Zaih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buruu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pinku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iero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pin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redd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kan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チーム・カノン</text:p>
          </table:table-cell>
          <table:table-cell office:value-type="string" calcext:value-type="string">
            <text:p>reddoＤ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i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aihim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otsub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hit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akit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Goku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is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ag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Goinky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achin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Dema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J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Mizuguc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Ch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Kai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Aoshi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Hirot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aza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far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onpei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Hayat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dorag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bian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jarr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Mii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sukopi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kyans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aku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ari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jemi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raib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kapurik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sajita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taur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vua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re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pisuk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Taiy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Hen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enb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ganimed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diam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suo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Rits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onpei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Sa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Yokomi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Hiramo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U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ra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monoha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ngar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Fukurog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Nekon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itsu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Pan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was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chiita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wanch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biisu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aun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arinez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furank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Nor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Yanagi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Iwa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He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gori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Sum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Seriz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Goe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Akami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Matsuri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Michih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Koj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Kit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Niiga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Iwa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Miyag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Gun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Yama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Tochig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Chib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Sait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Ak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Ibara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Shizu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Kanagaw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Aomo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Yamag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Gif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Fuku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Midorikaw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hishi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Mez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H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id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kyap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piichic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Hi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Risha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ebiriin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Hiro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chikiit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tonnii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iiy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kemu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Yurin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chiich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aim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oo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uroob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haa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dai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eiry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Genb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ar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Yamafu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Tokush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hippu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Kirare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oshi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purom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Otonag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utefu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Nekket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ei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cheam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kaa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fa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pakk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kaa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om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Ichinos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Shouk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awat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omat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uba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yuuj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ki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na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Nakazo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Oobayas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akag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ama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er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b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oraha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Hiroa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ak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Choun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Yonkit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chopp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motokuro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aiky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rar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Kawaw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met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suuring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Ina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orai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suup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re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San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K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S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B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aakee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Nanz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egaw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Y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og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J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Fuyu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Hand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hour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hishid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makkusu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Natsum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urimats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Nagasa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umamo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Miyaza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Oka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Toku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Waka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Hyoug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Oo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agaw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himan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Yamaguc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Fuku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hig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ouch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ag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Kat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Mizubuc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Fus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net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koz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Daz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Araigu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Og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Tam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Dand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Shirok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Tomo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Fu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So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Oyadoma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Kusa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Nagah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Ebi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Osamo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To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Tamam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Enomo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Manget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Wakaiz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Shiro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Seir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Nishimu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Shou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Kam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Min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Mak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Tsuz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Matsu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Zuker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Chihi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Tokub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Gory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Nezu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Hira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Bets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Ooku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Oyato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Amu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Sei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Hyoud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figyu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Ide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Chin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Am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Kurog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Momo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una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Makibi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ous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agin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Shurik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at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ido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Banj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Ichik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uu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Yokoh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Suehi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Yasumor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Suzumu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ui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No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Tokuna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Ootsu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Kure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Sh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Asak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Kai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Yu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hanach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maim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Ootan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ru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pier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achiki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kis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meij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jemi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Futa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Maihim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Shio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vua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Yur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hiiku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kotoch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mo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uk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bian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iero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uwah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robot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Mochiz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pin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bur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awat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re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Yamahi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kurau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Y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o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rami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og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M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zuo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nsh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N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Chido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angar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ray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ppu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Tomiy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Suzun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kazuk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Sa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Nae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mei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Waka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ij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ougyo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jonii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raib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fur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Menka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uf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In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jeroom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ras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t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Nishimu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Ryuub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goj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ous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Miku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Imo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Goku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Kansh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Kan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ruku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nz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Chou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onk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utaa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ohe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pinku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Taiky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rong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uk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Bu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vyiiku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uka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ubo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Yuush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zakk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gyarak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hori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Bi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Muraab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ozak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Takio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jet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assh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oohe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ushin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Waj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Saekk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apurik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saihii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Ootan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ishi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Yama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Iku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Oogo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igu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Nama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Tetsu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anamu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Ina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Takao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Kyo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Osakab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Mizuwat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Okumu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rekk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ruch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at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eig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Is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Oota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Ag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Fuj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hii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od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Ishi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paw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Ooe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urur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amaki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wakam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Hi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tsuno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Yu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Manj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Sag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oshig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Ranbash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Sa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he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anes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Gosh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nat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chopp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met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A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Sei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uromaj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Ri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pie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Shirob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Mik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amizu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Nami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Ranbash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m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mu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Ny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Higas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Mahouj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okope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Mochizu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Genj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haa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soo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uroob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dai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passh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Ryuu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ik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Jakk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ray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Jou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yakk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Ten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e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topp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urins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joj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ing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ui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gyar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Gy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sutefu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orut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chuu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Nat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Goku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Do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bukk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Ryuuy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Hyakk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Ten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Jou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Ishitsuku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Yama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ginaw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Mans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Yabu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na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Toriha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zagom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dorahh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mig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eig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hyond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daiba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ouk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iif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meij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oury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iit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Ginh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utou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na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Yuush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Akazuk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Ring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uuz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Sakito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azamatsu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aig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eize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Nae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Yami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O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Y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Masa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unouz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S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aryu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ekku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ai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Takagam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ab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ashipure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Ara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keb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Tetsukit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i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aryu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Hi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asa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unitac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Miyac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Hiy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Goosh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Saka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Kamonohas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Goku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Usa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jet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Mizuh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suki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pisuk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Kair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aku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Namino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Fu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Genb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idenak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ed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Oketan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sho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iw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taakoiz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Nakatan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hh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torai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Ope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Fujibaya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Ikar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End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ogu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abeyam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Raide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azemaru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Hiroto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Fubuki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Someok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bunch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papiy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Iriki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misutor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koyoot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rab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End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zemaru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beyam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Tobitak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Fubuk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Toramar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Hirot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idou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n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Gouenj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eit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okok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Dom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Ichinos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hu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Aray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hik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makyu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achimuka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sunam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obitak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Kidou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Sakum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oramar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Gouenj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Fudou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iero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purachin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Yoko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buruu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Raide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bur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guriin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チームマサト</text:p>
          </table:table-cell>
          <table:table-cell office:value-type="string" calcext:value-type="string">
            <text:p>reddoＳ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pinku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urijj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zer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arekku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eno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Hijikat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Saruwata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uu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amere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anb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Nan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aik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Chous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I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Tin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Yur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eruz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eari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Natsum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Nakk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N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As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Fujiwa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ag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chiki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Kawagu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metor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Wan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uk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t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Ue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uteiib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na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e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misuto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jend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jakk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Ou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Unn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Nar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Dom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Fujim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ameh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ioret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iw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utou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orai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Kawat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Sous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ayu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Shi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azamatsu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Su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hanac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Rin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afur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Fudou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Nao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debi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Yousuk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Fum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azu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mehik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hainri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Yoshimi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oss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ru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Nanrik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e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rubi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ho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Anton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rafua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karuro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isa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pedor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raude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yeder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Genka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Chiku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Togu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Aray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uro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End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buk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idou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an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Gouenji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mehi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mi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azu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Yousuk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Ooe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Mameh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ekiy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Nay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Akar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Mai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un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ibit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hiogam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agamin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Tak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hiny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Iku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Namaz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ib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bukk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Jin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Fukud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Yoshim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ai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an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Ny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ing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iro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guriin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Juu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ouri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Negin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Chib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Bonte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bon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Zous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Dan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Su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rong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aiz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akut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ouka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bais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Furufum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Terukaw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Inom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oo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Gosh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rakun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kad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bigoo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sakin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rakune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nen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id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End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abeya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ogur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sunam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azemaru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Raide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Hirot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Fudou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Fubuki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idou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Gouenji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oramar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achimuka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Someoka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obitak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Sakuma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team_tactic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戦国伊賀島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・ジェネシ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Quick Time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aint Flash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Perfect Zone Press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Absolute Knights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Banana Shoot</text:p>
          </table:table-cell>
        </table:table-row>
        <table:table-row table:style-name="ro2">
          <table:table-cell office:value-type="string" calcext:value-type="string">
            <text:p>グループA選抜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Amazon River Wave</text:p>
          </table:table-cell>
        </table:table-row>
        <table:table-row table:style-name="ro2">
          <table:table-cell office:value-type="string" calcext:value-type="string">
            <text:p>グループB選抜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Emperor Road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 office:value-type="string" calcext:value-type="string">
            <text:p>Quick Time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Dual Typhoon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 office:value-type="string" calcext:value-type="string">
            <text:p>Andes no Arijigoku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 office:value-type="string" calcext:value-type="string">
            <text:p>Catenaccio Counter</text:p>
          </table:table-cell>
        </table:table-row>
        <table:table-row table:style-name="ro2">
          <table:table-cell office:value-type="string" calcext:value-type="string">
            <text:p>全国チーム選抜B</text:p>
          </table:table-cell>
          <table:table-cell office:value-type="string" calcext:value-type="string">
            <text:p>The Tube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Muteki no Yari</text:p>
          </table:table-cell>
        </table:table-row>
        <table:table-row table:style-name="ro2">
          <table:table-cell office:value-type="string" calcext:value-type="string">
            <text:p>イナズマ’10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Quick Time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lack Thunder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Emperor Road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Perfect Zone Press</text:p>
          </table:table-cell>
        </table:table-row>
      </table:table>
      <table:table table:name="Sheet5" table:style-name="ta1">
        <table:table-column table:style-name="co5" table:default-cell-style-name="ce6"/>
        <table:table-row table:style-name="ro1">
          <table:table-cell office:value-type="string" calcext:value-type="string">
            <text:p>Play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0:37:35.925694131</meta:creation-date>
    <dc:date>2024-03-27T22:09:39.344760210</dc:date>
    <meta:editing-duration>PT23H5M18S</meta:editing-duration>
    <meta:editing-cycles>210</meta:editing-cycles>
    <meta:generator>LibreOffice/7.3.7.2$Linux_X86_64 LibreOffice_project/30$Build-2</meta:generator>
    <meta:document-statistic meta:table-count="3" meta:cell-count="11883" meta:object-count="0"/>
  </office:meta>
</office:document-meta>
</file>